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adv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t0_cmd - 0x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0_config - 0x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0_threshold - 0x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0_th_channel0 - 0x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1 - 0x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2 - 0x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th_channel3 - 0x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0_counter - 0x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1_cmd - 0x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1_config - 0x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1_threshold - 0x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1_th_channel0 - 0x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1 - 0x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2 - 0x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th_channel3 - 0x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1_counter - 0x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2_cmd - 0x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2_config - 0x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2_threshold - 0x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2_th_channel0 - 0x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1 - 0x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2 - 0x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th_channel3 - 0x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2_counter - 0x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t3_cmd - 0x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star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art command bitfield.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stop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stop command bitfield.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update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update command bitfield.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reset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reset command bitfield.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arm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arm command bitfield.</text:p>
          </table:table-cell>
        </table:table-row>
        <table:table-row>
          <table:table-cell table:style-name="Table1.A3" office:value-type="string">
            <text:p text:style-name="Text_20_body">31:5</text:p>
          </table:table-cell>
          <table:table-cell table:style-name="Table1.A3" office:value-type="string">
            <text:p text:style-name="Text_20_body">rfu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27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/>
          </table:table-cell>
        </table:table-row>
      </table:table>
      <text:h text:style-name="Heading_20_2" text:outline-level="2">t3_config - 0x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7:0</text:p>
          </table:table-cell>
          <table:table-cell table:style-name="Table1.A3" office:value-type="string">
            <text:p text:style-name="Text_20_body">i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input source configuration bitfield:</text:p>
          </table:table-cell>
        </table:table-row>
        <table:table-row>
          <table:table-cell table:style-name="Table1.A3" office:value-type="string">
            <text:p text:style-name="Text_20_body">10:8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rigger mode configuration bitfield:</text:p>
          </table:table-cell>
        </table:table-row>
        <table:table-row>
          <table:table-cell table:style-name="Table1.A3" office:value-type="string">
            <text:p text:style-name="Text_20_body">11:11</text:p>
          </table:table-cell>
          <table:table-cell table:style-name="Table1.A3" office:value-type="string">
            <text:p text:style-name="Text_20_body">clk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lock source configuration bitfield:</text:p>
          </table:table-cell>
        </table:table-row>
        <table:table-row>
          <table:table-cell table:style-name="Table1.A3" office:value-type="string">
            <text:p text:style-name="Text_20_body">12:12</text:p>
          </table:table-cell>
          <table:table-cell table:style-name="Table1.A3" office:value-type="string">
            <text:p text:style-name="Text_20_body">updownsel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11</text:p>
          </table:table-cell>
          <table:table-cell table:style-name="Table1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1.A3" office:value-type="string">
            <text:p text:style-name="Text_20_body">23:16</text:p>
          </table:table-cell>
          <table:table-cell table:style-name="Table1.A3" office:value-type="string">
            <text:p text:style-name="Text_20_body">presc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8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prescaler value configuration bitfield.</text:p>
          </table:table-cell>
        </table:table-row>
      </table:table>
      <text:h text:style-name="Heading_20_2" text:outline-level="2">t3_threshold - 0x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1.A3" office:value-type="string">
            <text:p text:style-name="Text_20_body">31:16</text:p>
          </table:table-cell>
          <table:table-cell table:style-name="Table1.A3" office:value-type="string">
            <text:p text:style-name="Text_20_body">th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2" text:outline-level="2">t3_th_channel0 - 0x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1 - 0x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2 - 0x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th_channel3 - 0x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th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1.A3" office:value-type="string">
            <text:p text:style-name="Text_20_body">18:16</text:p>
          </table:table-cell>
          <table:table-cell table:style-name="Table1.A3" office:value-type="string">
            <text:p text:style-name="Text_20_body">mode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2" text:outline-level="2">t3_counter - 0x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15:0</text:p>
          </table:table-cell>
          <table:table-cell table:style-name="Table1.A3" office:value-type="string">
            <text:p text:style-name="Text_20_body">counter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16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0 counter value.</text:p>
          </table:table-cell>
        </table:table-row>
      </table:table>
      <text:h text:style-name="Heading_20_2" text:outline-level="2">event_cfg - 0x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sel0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1.A3" office:value-type="string">
            <text:p text:style-name="Text_20_body">7:4</text:p>
          </table:table-cell>
          <table:table-cell table:style-name="Table1.A3" office:value-type="string">
            <text:p text:style-name="Text_20_body">sel1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1.A3" office:value-type="string">
            <text:p text:style-name="Text_20_body">11:8</text:p>
          </table:table-cell>
          <table:table-cell table:style-name="Table1.A3" office:value-type="string">
            <text:p text:style-name="Text_20_body">sel2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1.A3" office:value-type="string">
            <text:p text:style-name="Text_20_body">15:12</text:p>
          </table:table-cell>
          <table:table-cell table:style-name="Table1.A3" office:value-type="string">
            <text:p text:style-name="Text_20_body">sel3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1.A3" office:value-type="string">
            <text:p text:style-name="Text_20_body">19:16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2" text:outline-level="2">cg - 0x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:0</text:p>
          </table:table-cell>
          <table:table-cell table:style-name="Table1.A3" office:value-type="string">
            <text:p text:style-name="Text_20_body">ena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4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ADV_TIMER clock gating configuration bitfield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4.193475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4.193475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